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>
      <style:text-properties fo:font-weight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fun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2" office:value-type="string" calcext:value-type="string">
            <text:p>Success Ratio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7786" calcext:value-type="percentage">
            <text:p>77.86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8803" calcext:value-type="percentage">
            <text:p>88.03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875" calcext:value-type="percentage">
            <text:p>87.5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805" calcext:value-type="percentage">
            <text:p>80.5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9253" calcext:value-type="percentage">
            <text:p>92.53%</text:p>
          </table:table-cell>
          <table:table-cell office:value-type="string" calcext:value-type="string">
            <text:p>WINN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914" calcext:value-type="percentage">
            <text:p>91.4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694" calcext:value-type="percentage">
            <text:p>69.4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849" calcext:value-type="percentage">
            <text:p>84.9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02" calcext:value-type="percentage">
            <text:p>2.0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6253" calcext:value-type="percentage">
            <text:p>62.53%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8686" calcext:value-type="percentage">
            <text:p>86.86%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802" calcext:value-type="percentage">
            <text:p>80.20%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9326" calcext:value-type="percentage">
            <text:p>93.26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6733" calcext:value-type="percentage">
            <text:p>67.33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882" calcext:value-type="percentage">
            <text:p>88.2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894" calcext:value-type="percentage">
            <text:p>89.4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19" calcext:value-type="percentage">
            <text:p>19.0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percentage" office:value="0.6253" calcext:value-type="percentage">
            <text:p>62.53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percentage" office:value="0.1926" calcext:value-type="percentage">
            <text:p>19.26%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16:16:15.338040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50:54.220606373</meta:creation-date>
    <dc:date>2020-01-10T16:28:24.818379634</dc:date>
    <meta:editing-duration>PT15M1S</meta:editing-duration>
    <meta:editing-cycles>3</meta:editing-cycles>
    <meta:generator>LibreOffice/6.0.7.3$Linux_X86_64 LibreOffice_project/00m0$Build-3</meta:generator>
    <meta:document-statistic meta:table-count="1" meta:cell-count="126" meta:object-count="0"/>
  </office:meta>
</office:document-meta>
</file>